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5.727cm" fo:break-before="auto"/>
    </style:style>
    <style:style style:name="co2" style:family="table-column">
      <style:table-column-properties style:column-width="3.676cm" fo:break-before="auto"/>
    </style:style>
    <style:style style:name="co3" style:family="table-column">
      <style:table-column-properties style:column-width="2.258cm" fo:break-before="auto"/>
    </style:style>
    <style:style style:name="co4" style:family="table-column">
      <style:table-column-properties style:column-width="5.722cm" fo:break-before="auto"/>
    </style:style>
    <style:style style:name="co5" style:family="table-column">
      <style:table-column-properties style:column-width="3.953cm" fo:break-before="auto"/>
    </style:style>
    <style:style style:name="ro1" style:family="table-row">
      <style:table-row-properties style:use-optimal-row-height="true" style:row-height="0.612cm" fo:break-before="auto"/>
    </style:style>
    <style:style style:name="ro2" style:family="table-row">
      <style:table-row-properties style:use-optimal-row-height="false" style:row-height="0.736cm" fo:break-before="auto"/>
    </style:style>
    <style:style style:name="ro3" style:family="table-row">
      <style:table-row-properties style:use-optimal-row-height="true" style:row-height="0.452cm" fo:break-before="auto"/>
    </style:style>
    <style:style style:name="ro4" style:family="table-row">
      <style:table-row-properties style:use-optimal-row-height="false" style:row-height="1.053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size-asian="14pt" style:font-size-complex="14pt" fo:font-size="14pt" style:font-weight-asian="bold" style:font-weight-complex="bold"/>
    </style:style>
    <style:style style:name="ce2" style:parent-style-name="Default" style:family="table-cell">
      <style:text-properties fo:font-weight="bold" style:font-size-asian="12pt" style:font-size-complex="12pt" fo:font-size="12pt" style:font-weight-asian="bold" style:font-weight-complex="bold"/>
    </style:style>
    <style:style style:name="ce3" style:parent-style-name="Default" style:family="table-cell">
      <style:text-properties fo:font-weight="bold" style:font-weight-asian="bold" style:font-weight-complex="bold"/>
    </style:style>
    <style:style style:name="gr1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2" style:family="graphic">
      <style:graphic-properties fo:min-height="1.186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/>
      <table:table table:name="Mat_Contenedor_Eestacion" table:style-name="ta1">
        <table:table-column table:default-cell-style-name="ce1" table:style-name="co1"/>
        <table:table-column table:default-cell-style-name="ce2" table:style-name="co2"/>
        <table:table-row table:style-name="ro1">
          <table:table-cell office:value-type="string" calcext:value-type="string">
            <text:p>Contenedor\Estacion</text:p>
          </table:table-cell>
          <table:table-cell office:value-type="string" calcext:value-type="string">
            <office:annotation>
              <dc:creator>POD</dc:creator>
              <dc:date>2015-03-23T11:40:53</dc:date>
              <text:p>Action specified element "text" but available elements in this part of the document are ['table', 'row', 'cell'].</text:p>
            </office:annotation>
            <text:p>Estaciones</text:p>
          </table:table-cell>
        </table:table-row>
        <table:table-row table:style-name="ro2">
          <table:table-cell calcext:value-type="string" table:style-name="ce2" office:value-type="string">
            <text:p>CEA0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1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-1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2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3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4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5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6</text:p>
          </table:table-cell>
          <table:table-cell table:style-name="Default"/>
        </table:table-row>
        <table:table-row table:style-name="ro2">
          <table:table-cell calcext:value-type="string" table:style-name="ce2" office:value-type="string">
            <text:p>CEA7</text:p>
          </table:table-cell>
          <table:table-cell table:style-name="Default"/>
        </table:table-row>
      </table:table>
      <table:table table:name="Mat_Parametro_Estacion" table:style-name="ta1">
        <table:table-column table:default-cell-style-name="ce1" table:style-name="co4"/>
        <table:table-column table:default-cell-style-name="ce2" table:style-name="co5"/>
        <table:table-row table:style-name="ro1">
          <table:table-cell office:value-type="string" calcext:value-type="string">
            <text:p>Parametro\Estacion</text:p>
          </table:table-cell>
          <table:table-cell office:value-type="string" calcext:value-type="string">
            <office:annotation>
              <dc:creator>POD</dc:creator>
              <dc:date>2015-03-23T11:40:53</dc:date>
              <text:p>Action specified element "text" but available elements in this part of the document are ['table', 'row', 'cell'].</text:p>
            </office:annotation>
            <text:p>Estaciones</text:p>
          </table:table-cell>
        </table:table-row>
        <table:table-row table:style-name="ro4">
          <table:table-cell calcext:value-type="string" table:style-name="ce3" office:value-type="string">
            <text:p>Sulfato  disuelto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Feofitina total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Fósforo  disuelto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Sulfato  disuelto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Índice total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nitrito total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HAMs total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nitrato  disuelto</text:p>
          </table:table-cell>
          <table:table-cell table:style-name="Default"/>
        </table:table-row>
        <table:table-row table:style-name="ro4">
          <table:table-cell calcext:value-type="string" table:style-name="ce3" office:value-type="string">
            <text:p>Cromo total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4P0" style:condition="value()&gt;=0"/>
    </number:currency-style>
    <style:style style:name="Default" style:family="table-cell">
      <style:text-properties style:font-family-generic-asian="system" style:font-family-generic-complex="system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4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0:41:04.20218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2:25:56.557869202</meta:creation-date>
    <meta:generator>LibreOffice/4.3.5.2.0$Linux_X86_64 LibreOffice_project/430m0$Build-2</meta:generator>
    <dc:date>2015-03-23T11:40:50.257103911</dc:date>
    <meta:editing-duration>P2DT23H4M</meta:editing-duration>
    <meta:editing-cycles>10</meta:editing-cycles>
    <meta:document-statistic meta:table-count="2" meta:cell-count="6" meta:object-count="0"/>
  </office:meta>
</office:document-meta>
</file>